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7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8" table:number-columns-repeated="2"/>
          <table:table-cell table:style-name="ce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0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0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0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0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0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working encryption and decryption</text:p>
          </table:table-cell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bruteforce prevention, email verific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5" table:number-rows-spanned="1">
            <text:p>admin can modify every user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 table:number-rows-repeated="6">
          <table:table-cell table:number-columns-repeated="2"/>
          <table:table-cell table:style-name="ce10"/>
          <table:table-cell table:style-name="ce7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32])" office:value-type="float" office:value="80.5" calcext:value-type="float">
            <text:p>80,5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34]-[.B33]" office:value-type="float" office:value="99.5" calcext:value-type="float">
            <text:p>99,5</text:p>
          </table:table-cell>
          <table:table-cell table:style-name="ce7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.00.0000</text:date>, <text:time style:data-style-name="N2" text:time-value="15:43:02.55368429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06T15:43:50.034702907</dc:date>
    <meta:editing-duration>PT5H38M17S</meta:editing-duration>
    <meta:editing-cycles>39</meta:editing-cycles>
    <meta:generator>LibreOffice/6.0.7.3$Linux_X86_64 LibreOffice_project/00m0$Build-3</meta:generator>
    <meta:document-statistic meta:table-count="1" meta:cell-count="72" meta:object-count="0"/>
  </office:meta>
</office:document-meta>
</file>